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65dd"/>
    </style:style>
    <style:style style:name="P2" style:family="paragraph" style:parent-style-name="Standard">
      <style:text-properties officeooo:rsid="0007b3ff" officeooo:paragraph-rsid="0007b3ff"/>
    </style:style>
    <style:style style:name="P3" style:family="paragraph" style:parent-style-name="Standard">
      <style:text-properties fo:font-size="26pt" style:text-underline-style="solid" style:text-underline-width="auto" style:text-underline-color="font-color" fo:font-weight="bold" officeooo:rsid="000a0cb2" officeooo:paragraph-rsid="000a0cb2" style:font-size-asian="26pt" style:font-weight-asian="bold" style:font-size-complex="26pt" style:font-weight-complex="bold"/>
    </style:style>
    <style:style style:name="P4" style:family="paragraph" style:parent-style-name="Standard">
      <style:text-properties fo:font-size="26pt" style:text-underline-style="solid" style:text-underline-width="auto" style:text-underline-color="font-color" fo:font-weight="bold" officeooo:rsid="000b8bc4" officeooo:paragraph-rsid="000b8bc4" style:font-size-asian="26pt" style:font-weight-asian="bold" style:font-size-complex="26pt" style:font-weight-complex="bold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6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size="12pt" fo:hyphenate="false" loext:hyphenation-no-caps="false"/>
    </style:style>
    <style:style style:name="P7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8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9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P10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size="8pt" style:font-size-asian="8pt" style:font-size-complex="8pt" fo:hyphenate="false" loext:hyphenation-no-caps="false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3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size="8pt" style:font-size-asian="8pt" style:font-size-complex="8pt" fo:hyphenate="false" loext:hyphenation-no-caps="false"/>
    </style:style>
    <style:style style:name="P14" style:family="paragraph">
      <style:paragraph-properties fo:text-align="center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underline-style="non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size="1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size="8pt" style:font-size-asian="8pt" style:font-size-complex="8pt"/>
    </style:style>
    <style:style style:name="gr1" style:family="graphic">
      <style:graphic-properties draw:stroke="solid" svg:stroke-color="#000000" draw:fill="none" draw:fill-color="#ffffff" draw:textarea-vertical-align="middle" fo:min-height="0.8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draw:textarea-vertical-align="middle" fo:min-height="1.1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draw:textarea-vertical-align="middle" fo:min-height="0.8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3717in" fo:min-width="0.0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000000" draw:fill="none" draw:fill-color="#ffffff" draw:textarea-vertical-align="middle" fo:min-height="0.6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7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color="#000000" draw:fill="none" draw:fill-color="#ffffff" draw:textarea-vertical-align="middle" fo:min-height="0.7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3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5984in" fo:min-width="0.0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color="#000000" draw:fill="none" draw:fill-color="#ffffff" draw:textarea-vertical-align="middle" fo:min-height="0.9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0783in" fo:min-width="0.2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Shape1" draw:style-name="gr10" draw:text-style-name="P15" svg:width="1.2949in" svg:height="0.7594in" svg:x="2.398in" svg:y="0.5409in"><draw:text-box><text:p text:style-name="P7"><text:span text:style-name="T3">ON SHORE</text:span></text:p><text:p/></draw:text-box></draw:frame><draw:frame text:anchor-type="paragraph" draw:z-index="1" draw:name="Shape1_0" draw:style-name="gr3" draw:text-style-name="P15" svg:width="1.2949in" svg:height="0.8315in" svg:x="2.4126in" svg:y="1.5465in"><draw:text-box><text:p text:style-name="P7"><text:span text:style-name="T3">TURNING_TO_POI</text:span></text:p><text:p text:style-name="P7"><text:span text:style-name="T3">When receiving POI coords start turning to face POI</text:span></text:p><text:p/></draw:text-box></draw:frame><draw:frame text:anchor-type="paragraph" draw:z-index="2" draw:name="Shape1_1" draw:style-name="gr10" draw:text-style-name="P15" svg:width="1.2949in" svg:height="0.7594in" svg:x="2.4193in" svg:y="2.5799in"><draw:text-box><text:p text:style-name="P7"><text:span text:style-name="T3">STRAIGHT_TO_POI</text:span></text:p><text:p text:style-name="P7"><text:span text:style-name="T3">When USV facing POI</text:span></text:p><text:p/></draw:text-box></draw:frame><draw:frame text:anchor-type="paragraph" draw:z-index="3" draw:name="Shape1_2" draw:style-name="gr10" draw:text-style-name="P15" svg:width="1.2949in" svg:height="0.7594in" svg:x="2.4193in" svg:y="3.6071in"><draw:text-box><text:p text:style-name="P7"><text:span text:style-name="T3">WAIT_OBSTACLE</text:span></text:p><text:p text:style-name="P7"><text:span text:style-name="T3">If a dynamic obstacle in the straight </text:span><text:span text:style-name="T3">path</text:span></text:p><text:p/></draw:text-box></draw:frame><draw:frame text:anchor-type="paragraph" draw:z-index="4" draw:name="Shape1_3" draw:style-name="gr3" draw:text-style-name="P15" svg:width="1.2949in" svg:height="0.8315in" svg:x="2.4417in" svg:y="4.598in"><draw:text-box><text:p text:style-name="P7"><text:span text:style-name="T3">ENTER_ORBIT</text:span></text:p><text:p text:style-name="P7"><text:span text:style-name="T3">When target detected </text:span><text:span text:style-name="T3">meters <text:s/>to the POI orbit</text:span></text:p><text:p/></draw:text-box></draw:frame><draw:frame text:anchor-type="paragraph" draw:z-index="5" draw:name="Shape1_4" draw:style-name="gr10" draw:text-style-name="P15" svg:width="1.2949in" svg:height="0.7594in" svg:x="2.4484in" svg:y="5.639in"><draw:text-box><text:p text:style-name="P7"><text:span text:style-name="T3">ORBIT</text:span></text:p><text:p text:style-name="P7"><text:span text:style-name="T3">When USV reach the </text:span><text:span text:style-name="T3">orbit start orbitting</text:span></text:p><text:p/></draw:text-box></draw:frame><draw:frame text:anchor-type="paragraph" draw:z-index="6" draw:name="Shape1_5" draw:style-name="gr10" draw:text-style-name="P15" svg:width="1.2949in" svg:height="0.7594in" svg:x="2.4484in" svg:y="6.6209in"><draw:text-box><text:p text:style-name="P7"><text:span text:style-name="T3">APPROACH</text:span></text:p><text:p text:style-name="P7"><text:span text:style-name="T3">When largest side from the POI detected</text:span></text:p><text:p/></draw:text-box></draw:frame><draw:frame text:anchor-type="paragraph" draw:z-index="7" draw:name="Shape1_6" draw:style-name="gr10" draw:text-style-name="P15" svg:width="1.2949in" svg:height="0.7594in" svg:x="2.4854in" svg:y="7.648in"><draw:text-box><text:p text:style-name="P7"><text:span text:style-name="T3">TOUCH</text:span></text:p><text:p text:style-name="P7"><text:span text:style-name="T3">When USV docked to the POI</text:span></text:p><text:p/></draw:text-box></draw:frame><draw:frame text:anchor-type="paragraph" draw:z-index="8" draw:name="Shape1_7" draw:style-name="gr10" draw:text-style-name="P15" svg:width="1.2949in" svg:height="0.7594in" svg:x="2.5307in" svg:y="8.6598in"><draw:text-box><text:p text:style-name="P7"><text:span text:style-name="T3">BACK_TO_SHORE</text:span></text:p><text:p text:style-name="P7"><text:span text:style-name="T3">When pick up mission finished</text:span></text:p><text:p/></draw:text-box></draw:frame><draw:frame text:anchor-type="paragraph" draw:z-index="9" draw:name="Shape1_8" draw:style-name="gr10" draw:text-style-name="P15" svg:width="1.2949in" svg:height="0.7594in" svg:x="0.8346in" svg:y="1.6047in"><draw:text-box><text:p text:style-name="P7"><text:span text:style-name="T3">Topic</text:span></text:p><text:p text:style-name="P7"><text:span text:style-name="T3">/POI_coordinates</text:span></text:p></draw:text-box></draw:frame><draw:custom-shape text:anchor-type="paragraph" draw:z-index="10" draw:name="Shape2" draw:style-name="gr14" svg:width="0.2768in" svg:height="0.1567in" svg:x="2.1362in" svg:y="1.904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">USV STAT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laser_cb</text:p>
      <text:p text:style-name="P1"/>
      <text:p text:style-name="P1"/>
      <text:p text:style-name="P1"/>
      <text:p text:style-name="P1"/>
      <text:p text:style-name="P1"><draw:frame text:anchor-type="paragraph" draw:z-index="11" draw:name="Shape1_22" draw:style-name="gr3" draw:text-style-name="P8" svg:width="3.3539in" svg:height="0.8315in" svg:x="2.6291in" svg:y="0.161in"><draw:text-box><text:p text:style-name="P7"><text:span text:style-name="T3">DBSCAN CLUSTERING</text:span></text:p><text:p text:style-name="P7"><text:span text:style-name="T3">Find clusters in the pointcloud: </text:span></text:p><text:p text:style-name="P7"><text:span text:style-name="T3">Labels: 0,1, 2, … cluster number</text:span></text:p><text:p text:style-name="P7"><text:span text:style-name="T3"><text:s/></text:span><text:span text:style-name="T3">labels_idxs: cluster assigned to each point</text:span></text:p><text:p/></draw:text-box></draw:frame></text:p>
      <text:p text:style-name="P1"/>
      <text:p text:style-name="P1"/>
      <text:p text:style-name="P1"/>
      <text:p text:style-name="P1"/>
      <text:p text:style-name="P1"><draw:frame text:anchor-type="paragraph" draw:z-index="23" draw:name="Shape1_9" draw:style-name="gr7" draw:text-style-name="P10" svg:width="3.3335in" svg:height="0.6862in" svg:x="2.6492in" svg:y="0.1425in"><draw:text-box><text:p text:style-name="P7"><text:span text:style-name="T5"><text:tab/></text:span><text:span text:style-name="T5">Calculate cluster distance to POI: </text:span></text:p><text:p text:style-name="P7"><text:span text:style-name="T5">cluster_target_distance = cluster - POI</text:span></text:p></draw:text-box></draw:frame></text:p>
      <text:p text:style-name="P1"/>
      <text:p text:style-name="P1"/>
      <text:p text:style-name="P1"/>
      <text:p text:style-name="P1"><draw:line text:anchor-type="paragraph" draw:z-index="22" draw:name="Shape6" draw:style-name="gr8" draw:text-style-name="P11" svg:x1="5.7764in" svg:y1="0.6598in" svg:x2="5.7689in" svg:y2="0.1417in"><text:p/></draw:line><draw:frame text:anchor-type="paragraph" draw:z-index="24" draw:name="Shape4_0" draw:style-name="gr6" draw:text-style-name="P9" svg:width="2.2394in" svg:height="0.2398in" svg:x="4.6744in" svg:y="0.1319in"><draw:text-box><text:p text:style-name="P7"><text:span text:style-name="T3">Cluster do not match with the POI</text:span></text:p></draw:text-box></draw:frame><draw:custom-shape text:anchor-type="paragraph" draw:z-index="13" draw:name="Shape3_1" draw:style-name="gr12" svg:width="0.1567in" svg:height="0.6843in" svg:x="2.8693in" svg:y="0.134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frame text:anchor-type="paragraph" draw:z-index="20" draw:name="Shape4_4" draw:style-name="gr9" draw:text-style-name="P9" svg:width="1.5268in" svg:height="0.7996in" svg:x="3.7953in" svg:y="0.1799in"><draw:text-box><text:p text:style-name="P7"><text:span text:style-name="T3">New cluster within a distance threshold to an initialized </text:span><text:span text:style-name="T3">object </text:span></text:p><text:p text:style-name="P7"><text:span text:style-name="T3">Update tracker object</text:span></text:p></draw:text-box></draw:frame><draw:frame text:anchor-type="paragraph" draw:z-index="17" draw:name="Shape4_2" draw:style-name="gr4" draw:text-style-name="P12" svg:width="1.176in" svg:height="0.6398in" svg:x="6.2228in" svg:y="0.1283in"><draw:text-box><text:p text:style-name="P7"><text:span text:style-name="T3">New clusters do not match with an initialized object</text:span></text:p></draw:text-box></draw:frame><draw:frame text:anchor-type="paragraph" draw:z-index="14" draw:name="Shape4_1" draw:style-name="gr11" draw:text-style-name="P9" svg:width="1.176in" svg:height="0.3543in" svg:x="1.6937in" svg:y="0.0543in"><draw:text-box><text:p text:style-name="P7"><text:span text:style-name="T3">Cluster match with the POI</text:span></text:p></draw:text-box></draw:frame></text:p>
      <text:p text:style-name="P1"/>
      <text:p text:style-name="P1"><draw:custom-shape text:anchor-type="paragraph" draw:z-index="15" draw:name="Shape3_2" draw:style-name="gr5" svg:width="0.1567in" svg:height="0.4248in" svg:x="6.0236in" svg:y="0.03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9" draw:name="Shape3_3" draw:style-name="gr5" svg:width="0.1567in" svg:height="0.4248in" svg:x="5.3217in" svg:y="0.025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21" draw:name="Shape5" draw:style-name="gr8" draw:text-style-name="P11" svg:x1="5.4165in" svg:y1="0.0846in" svg:x2="6.1012in" svg:y2="0.0764in"><text:p/></draw:line></text:p>
      <text:p text:style-name="P1"><draw:frame text:anchor-type="paragraph" draw:z-index="12" draw:name="Shape1_23" draw:style-name="gr13" draw:text-style-name="P10" svg:width="1.8067in" svg:height="0.9594in" svg:x="1.2689in" svg:y="0.052in"><draw:text-box><text:p text:style-name="P13"><text:span text:style-name="T5">target_detected = True</text:span></text:p><text:p text:style-name="P14"><text:span text:style-name="T6">tracker_target=cluster_pose</text:span></text:p><text:p text:style-name="P14"><text:span text:style-name="T6">tracked_target_points=cluster_points</text:span></text:p></draw:text-box></draw:frame></text:p>
      <text:p text:style-name="P1"><draw:frame text:anchor-type="paragraph" draw:z-index="18" draw:name="Shape1_12" draw:style-name="gr10" draw:text-style-name="P10" svg:width="2.074in" svg:height="0.7594in" svg:x="3.4043in" svg:y="0.0665in"><draw:text-box><text:p text:style-name="P7"><text:span text:style-name="T5">trackers_objects.predict()</text:span></text:p><text:p text:style-name="P7"><text:span text:style-name="T5">trackers_objects.update(cluster_pose)</text:span></text:p><text:p text:style-name="P7"><text:span text:style-name="T5">tracked_objects_points = cluster_points</text:span></text:p><text:p text:style-name="P7"><text:span text:style-name="T5">updated_tracked_object(idx) = 1</text:span></text:p></draw:text-box></draw:frame><draw:frame text:anchor-type="paragraph" draw:z-index="16" draw:name="Shape1_24" draw:style-name="gr10" draw:text-style-name="P10" svg:width="2.0094in" svg:height="0.7594in" svg:x="5.522in" svg:y="0.0799in"><draw:text-box><text:p text:style-name="P7"><text:span text:style-name="T5">trackers_objects.append(cluster_pose)</text:span></text:p><text:p text:style-name="P7"><text:span text:style-name="T5">tracked_objects_points = cluster_points</text:span></text:p><text:p text:style-name="P7"><text:span text:style-name="T5">collision_objects.append(0)</text:span></text:p></draw:text-box></draw:frame></text:p>
      <text:p text:style-name="P1"/>
      <text:p text:style-name="P1"/>
      <text:p text:style-name="P2"/>
      <text:p text:style-name="P1"/>
      <text:p text:style-name="P1"/>
      <text:p text:style-name="P1"><draw:frame text:anchor-type="paragraph" draw:z-index="25" draw:name="Shape1_10" draw:style-name="gr3" draw:text-style-name="P8" svg:width="3.3539in" svg:height="0.9913in" svg:x="2.6811in" svg:y="0.0764in"><draw:text-box><text:p text:style-name="P7"><text:span text:style-name="T3">IF TARGET OCLUDED FIND IT</text:span></text:p><text:p text:style-name="P7"><text:span text:style-name="T3">Check if some of the objects being detected currently </text:span><text:span text:style-name="T3">could be the target by comparing the minimum distance of </text:span><text:span text:style-name="T3">the</text:span></text:p><text:p text:style-name="P7"><text:span text:style-name="T3"><text:s text:c="3"/></text:span><text:span text:style-name="T3">cluster points with the target tracked: </text:span><text:span text:style-name="T3"><text:line-break/></text:span><text:span text:style-name="T3">ocluded_target_threshold</text:span></text:p><text:p/></draw:text-box></draw:frame></text:p>
      <text:p text:style-name="P1"/>
      <text:p text:style-name="P1"/>
      <text:p text:style-name="P1"/>
      <text:p text:style-name="P1"/>
      <text:p text:style-name="P1"><draw:custom-shape text:anchor-type="paragraph" draw:z-index="27" draw:name="Shape3_0" draw:style-name="gr5" svg:width="0.1567in" svg:height="0.4248in" svg:x="4.4098in" svg:y="0.109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28" draw:name="Shape4_3" draw:style-name="gr4" draw:text-style-name="P9" svg:width="1.9287in" svg:height="0.6398in" svg:x="4.5661in" svg:y="0.1791in"><draw:text-box><text:p text:style-name="P7"><text:span text:style-name="T3">Match between a cluster and the ocluded target tracked</text:span></text:p></draw:text-box></draw:frame></text:p>
      <text:p text:style-name="P1"/>
      <text:p text:style-name="P1"><draw:frame text:anchor-type="paragraph" draw:z-index="26" draw:name="Shape1_11" draw:style-name="gr3" draw:text-style-name="P8" svg:width="3.3539in" svg:height="0.8315in" svg:x="2.672in" svg:y="0.1598in"><draw:text-box><text:p text:style-name="P7"><text:span text:style-name="T3">Tracker_target.update(cluster_pose)</text:span></text:p><text:p text:style-name="P7"><text:span text:style-name="T3">tracker_target_points = cluster_points</text:span></text:p><text:p text:style-name="P7"><text:span text:style-name="T3">target_tracked = True</text:span></text:p></draw:text-box></draw:frame></text:p>
      <text:p text:style-name="P1"/>
      <text:p text:style-name="P1"/>
      <text:p text:style-name="P1"/>
      <text:p text:style-name="P1"/>
      <text:p text:style-name="P1"/>
      <text:p text:style-name="P1"><draw:frame text:anchor-type="paragraph" draw:z-index="29" draw:name="Shape1_13" draw:style-name="gr3" draw:text-style-name="P8" svg:width="3.3539in" svg:height="1.1512in" svg:x="2.7335in" svg:y="0.1008in"><draw:text-box><text:p text:style-name="P7"><text:span text:style-name="T3">REMOVE TRACKED OBJECTS ONT DETECTED</text:span></text:p><text:p text:style-name="P7"><text:span text:style-name="T3">Those saved objects that have not been detected are </text:span><text:span text:style-name="T3">deleted from: </text:span></text:p><text:p text:style-name="P7"><text:span text:style-name="T3">trackers_objects</text:span></text:p><text:p text:style-name="P7"><text:span text:style-name="T3">tracked_object_points</text:span></text:p><text:p text:style-name="P7"><text:span text:style-name="T3">collision_objects</text:span></text:p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30" draw:name="Shape1_14" draw:style-name="gr2" draw:text-style-name="P6" svg:width="3.3551in" svg:height="1.3106in" svg:x="2.7598in" svg:y="0.0339in"><draw:text-box><text:p text:style-name="P5"><text:span text:style-name="T3">OBSTACLE COLLISION</text:span></text:p><text:p text:style-name="P5"><text:span text:style-name="T3">Check if the obstacles detected are within the area defined </text:span><text:span text:style-name="T3">by: </text:span></text:p><text:p text:style-name="P5"><text:span text:style-name="T3">clear_path_length and clear_path_width</text:span></text:p><text:p text:style-name="P5"><text:span text:style-name="T3">To set: </text:span></text:p><text:p text:style-name="P5"><text:span text:style-name="T3">collision_objects[k] = 1</text:span></text:p><text:p text:style-name="P5"><text:span text:style-name="T3">collision_status = True if collision detected</text:span></text:p><text:p><text:span text:style-name="T4"/></text:p></draw:text-box></draw:frame></text:p>
      <text:p text:style-name="P1"/>
      <text:p text:style-name="P1"/>
      <text:p text:style-name="P4"><text:soft-page-break/>_control_cb: </text:p>
      <text:p text:style-name="P4"/>
      <text:p text:style-name="P1"/>
      <text:p text:style-name="P1"><draw:frame text:anchor-type="paragraph" draw:z-index="31" draw:name="Shape1_16" draw:style-name="gr1" draw:text-style-name="P6" svg:width="3.3551in" svg:height="0.9913in" svg:x="1.339in" svg:y="0.3382in"><draw:text-box><text:p text:style-name="P5"><text:span text:style-name="T2">self._track_line</text:span></text:p><text:p text:style-name="P5"><text:span text:style-name="T3">Input: target vessel points</text:span></text:p><text:p text:style-name="P5"><text:span text:style-name="T3">Output: best line fit to a target vessel side </text:span></text:p><text:p text:style-name="P5"><text:span text:style-name="T2">Self._recalculate_approach_trajectory(best line):</text:span><text:span text:style-name="T3"> </text:span></text:p><text:p text:style-name="P5"><text:span text:style-name="T3">It calculates relative trajectory to the line detected</text:span></text:p><text:p><text:span text:style-name="T4"/></text:p></draw:text-box></draw:frame><draw:frame text:anchor-type="paragraph" draw:z-index="32" draw:name="Shape1_15" draw:style-name="gr1" draw:text-style-name="P6" svg:width="3.3551in" svg:height="0.8413in" svg:x="1.3307in" svg:y="1.7327in"><draw:text-box><text:p text:style-name="P5"><text:span text:style-name="T2">Self._get_action(self._current_state): </text:span></text:p><text:p text:style-name="P5"><text:span text:style-name="T3">Returns the action for the first policy in the queue. </text:span></text:p><text:p text:style-name="P5"><text:span text:style-name="T3"/></text:p><text:p text:style-name="P5"><text:span text:style-name="T3">The action is a Twist() message with velocities to command </text:span><text:span text:style-name="T3">the propellers 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0T22:09:41.143378762</meta:creation-date>
    <dc:date>2024-01-12T06:51:01.909292558</dc:date>
    <meta:editing-duration>PT20H44M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3" meta:word-count="4" meta:character-count="31" meta:non-whitespace-character-count="29"/>
  </office:meta>
</office:document-meta>
</file>